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enlo" svg:font-family="Menlo"/>
  </office:font-face-decls>
  <office:automatic-styles>
    <style:style style:name="P1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3900a0" fo:background-color="#ffffff"/>
    </style:style>
    <style:style style:name="P2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5d6c79" fo:background-color="#ffffff"/>
    </style:style>
    <style:style style:name="P3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4a5560" fo:background-color="#ffffff"/>
    </style:style>
    <style:style style:name="P4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0f68a0" fo:background-color="#ffffff"/>
    </style:style>
    <style:style style:name="P5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000000" fo:background-color="#ffffff"/>
    </style:style>
    <style:style style:name="P6" style:family="paragraph" style:parent-style-name="Standard">
      <style:paragraph-properties>
        <style:tab-stops>
          <style:tab-stop style:position="0.4458in"/>
        </style:tab-stops>
      </style:paragraph-properties>
      <style:text-properties style:font-name="Menlo" fo:font-size="13.0pt" fo:color="#1c00cf" fo:background-color="#ffffff"/>
    </style:style>
    <style:style style:name="T1" style:family="text">
      <style:text-properties fo:color="#5d6c79"/>
    </style:style>
    <style:style style:name="T2" style:family="text">
      <style:text-properties fo:color="#000000"/>
    </style:style>
    <style:style style:name="T3" style:family="text">
      <style:text-properties fo:color="#9b2393"/>
    </style:style>
    <style:style style:name="T4" style:family="text">
      <style:text-properties fo:color="#3900a0"/>
    </style:style>
    <style:style style:name="T5" style:family="text">
      <style:text-properties fo:color="#1c00cf"/>
    </style:style>
    <style:style style:name="T6" style:family="text">
      <style:text-properties fo:color="#0f68a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UICollectionViewDelegateFlowLayout</text:p>
      <text:p text:style-name="P2"/>
      <text:p text:style-name="P3"><text:span text:style-name="T1">//MARK:</text:span><text:s/>Constant</text:p>
      <text:p text:style-name="P4"><text:span text:style-name="T2"><text:s text:c="4"/></text:span><text:span text:style-name="T3">let</text:span><text:span text:style-name="T2"><text:s/></text:span>HARIZONTAL_SPCE_IMAGE<text:span text:style-name="T2">: </text:span><text:span text:style-name="T4">CGFloat</text:span><text:span text:style-name="T2"><text:s text:c="10"/>= </text:span><text:span text:style-name="T5">1</text:span></text:p>
      <text:p text:style-name="P5"><text:s text:c="4"/><text:span text:style-name="T3">let</text:span><text:s/><text:span text:style-name="T6">VERTICAL_SPCE_IMAGE</text:span>: <text:span text:style-name="T4">CGFloat</text:span><text:s text:c="12"/>= <text:span text:style-name="T5">1</text:span></text:p>
      <text:p text:style-name="P5"><text:s text:c="4"/><text:span text:style-name="T3">let</text:span><text:s/><text:span text:style-name="T6">COLUMN_IMAGE</text:span>: <text:span text:style-name="T4">CGFloat</text:span><text:s text:c="19"/>= <text:span text:style-name="T5">4</text:span></text:p>
      <text:p text:style-name="P6"/>
      <text:p text:style-name="P6"/>
      <text:p text:style-name="P6"/>
      <text:p text:style-name="P2">//Mark:- CollectionViewDelegateFlowLayout Method</text:p>
      <text:p text:style-name="P5"><text:s text:c="4"/><text:span text:style-name="T3">func</text:span><text:s/><text:span text:style-name="T6">collectionView</text:span>(<text:span text:style-name="T3">_</text:span><text:s/>collectionView: <text:span text:style-name="T4">UICollectionView</text:span>, layout collectionViewLayout: <text:span text:style-name="T4">UICollectionViewLayout</text:span>, minimumInteritemSpacingForSectionAt section: <text:span text:style-name="T4">Int</text:span>) -&gt; <text:span text:style-name="T4">CGFloat</text:span><text:s/>{ <text:span text:style-name="T3">return</text:span><text:s/>HARIZONTAL_SPCE_IMAGE }</text:p>
      <text:p text:style-name="P5"><text:s text:c="4"/></text:p>
      <text:p text:style-name="P5"><text:s text:c="4"/><text:span text:style-name="T3">func</text:span><text:s/><text:span text:style-name="T6">collectionView</text:span>(<text:span text:style-name="T3">_</text:span><text:s/>collectionView: <text:span text:style-name="T4">UICollectionView</text:span>, layout collectionViewLayout: <text:span text:style-name="T4">UICollectionViewLayout</text:span>, minimumLineSpacingForSectionAt section: <text:span text:style-name="T4">Int</text:span>) -&gt; <text:span text:style-name="T4">CGFloat</text:span><text:s/>{ <text:span text:style-name="T3">return</text:span><text:s/>VERTICAL_SPCE_IMAGE }</text:p>
      <text:p text:style-name="P5"><text:s/></text:p>
      <text:p text:style-name="P5"><text:s text:c="4"/><text:span text:style-name="T3">func</text:span><text:s/><text:span text:style-name="T6">collectionView</text:span>(<text:span text:style-name="T3">_</text:span><text:s/>collectionView: <text:span text:style-name="T4">UICollectionView</text:span>, layout collectionViewLayout: <text:span text:style-name="T4">UICollectionViewLayout</text:span>, sizeForItemAt indexPath: <text:span text:style-name="T4">IndexPath</text:span>) -&gt; <text:span text:style-name="T4">CGSize</text:span><text:s/>{</text:p>
      <text:p text:style-name="P5"><text:s text:c="8"/><text:span text:style-name="T3">let</text:span><text:s/>width: <text:span text:style-name="T4">CGFloat</text:span><text:s/>= (collectionView.frame.width - ((COLUMN_IMAGE - <text:span text:style-name="T5">1</text:span>) * HARIZONTAL_SPCE_IMAGE)) / COLUMN_IMAGE</text:p>
      <text:p text:style-name="P5"><text:s text:c="8"/><text:span text:style-name="T3">return</text:span><text:s/>CGSize(width: width, height: width)</text:p>
      <text:p text:style-name="P5"><text:s text:c="4"/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6</meta:generator>
  </office:meta>
</office:document-meta>
</file>